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Ubuntu Condensed" svg:font-family="Ubuntu Condensed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33.3% 100%"/>
    </style:style>
    <style:style style:name="T3" style:parent-style-name="DefaultParagraphFont" style:family="text">
      <style:text-properties style:text-position="33.3% 100%"/>
    </style:style>
    <style:style style:name="T4" style:parent-style-name="DefaultParagraphFont" style:family="text">
      <style:text-properties style:text-position="33.3% 100%"/>
    </style:style>
    <style:style style:name="T5" style:parent-style-name="DefaultParagraphFont" style:family="text">
      <style:text-properties style:text-position="33.3% 100%"/>
    </style:style>
    <style:style style:name="T6" style:parent-style-name="DefaultParagraphFont" style:family="text">
      <style:text-properties style:text-position="33.3% 100%"/>
    </style:style>
    <style:style style:name="T7" style:parent-style-name="DefaultParagraphFont" style:family="text">
      <style:text-properties style:text-position="33.3% 100%"/>
    </style:style>
    <style:style style:name="T8" style:parent-style-name="DefaultParagraphFont" style:family="text">
      <style:text-properties style:text-position="33.3% 100%"/>
    </style:style>
    <style:style style:name="T9" style:parent-style-name="DefaultParagraphFont" style:family="text">
      <style:text-properties style:text-position="33.3% 100%"/>
    </style:style>
    <style:style style:name="T10" style:parent-style-name="DefaultParagraphFont" style:family="text">
      <style:text-properties style:text-position="-33.3% 100%"/>
    </style:style>
    <style:style style:name="T11" style:parent-style-name="DefaultParagraphFont" style:family="text">
      <style:text-properties style:text-position="33.3% 100%"/>
    </style:style>
    <style:style style:name="T12" style:parent-style-name="DefaultParagraphFont" style:family="text">
      <style:text-properties style:text-position="33.3% 100%"/>
    </style:style>
    <style:style style:name="T13" style:parent-style-name="DefaultParagraphFont" style:family="text">
      <style:text-properties style:text-position="33.3% 100%"/>
    </style:style>
    <style:style style:name="T14" style:parent-style-name="DefaultParagraphFont" style:family="text">
      <style:text-properties style:text-position="-33.3% 100%"/>
    </style:style>
    <style:style style:name="T15" style:parent-style-name="DefaultParagraphFont" style:family="text">
      <style:text-properties style:text-position="33.3% 100%"/>
    </style:style>
    <style:style style:name="T16" style:parent-style-name="DefaultParagraphFont" style:family="text">
      <style:text-properties style:text-position="33.3% 100%"/>
    </style:style>
    <style:style style:name="T17" style:parent-style-name="DefaultParagraphFont" style:family="text">
      <style:text-properties style:text-position="33.3% 100%"/>
    </style:style>
    <style:style style:name="T18" style:parent-style-name="Emphasis" style:family="text">
      <style:text-properties style:text-position="-33.3% 100%"/>
    </style:style>
    <style:style style:name="T19" style:parent-style-name="Emphasis" style:family="text">
      <style:text-properties style:text-position="-33.3% 100%"/>
    </style:style>
    <style:style style:name="P20" style:parent-style-name="Textbody" style:list-style-name="LFO1" style:family="paragraph">
      <style:paragraph-properties fo:margin-bottom="0in"/>
    </style:style>
    <style:style style:name="T21" style:parent-style-name="DefaultParagraphFont" style:family="text">
      <style:text-properties style:text-position="-33.3% 100%"/>
    </style:style>
    <style:style style:name="T22" style:parent-style-name="DefaultParagraphFont" style:family="text">
      <style:text-properties style:text-position="33.3% 100%"/>
    </style:style>
    <style:style style:name="T23" style:parent-style-name="DefaultParagraphFont" style:family="text">
      <style:text-properties style:text-position="33.3% 100%"/>
    </style:style>
    <style:style style:name="T24" style:parent-style-name="DefaultParagraphFont" style:family="text">
      <style:text-properties style:text-position="33.3% 100%"/>
    </style:style>
    <style:style style:name="T25" style:parent-style-name="DefaultParagraphFont" style:family="text">
      <style:text-properties style:text-position="-33.3% 100%"/>
    </style:style>
    <style:style style:name="T26" style:parent-style-name="DefaultParagraphFont" style:family="text">
      <style:text-properties style:text-position="33.3% 100%"/>
    </style:style>
    <style:style style:name="T27" style:parent-style-name="DefaultParagraphFont" style:family="text">
      <style:text-properties style:text-position="33.3% 100%"/>
    </style:style>
    <style:style style:name="T28" style:parent-style-name="DefaultParagraphFont" style:family="text">
      <style:text-properties style:text-position="33.3% 100%"/>
    </style:style>
    <style:style style:name="P29" style:parent-style-name="Textbody" style:list-style-name="LFO1" style:family="paragraph">
      <style:paragraph-properties fo:margin-bottom="0in"/>
    </style:style>
    <style:style style:name="P30" style:parent-style-name="Textbody" style:list-style-name="LFO1" style:family="paragraph"/>
    <style:style style:name="T31" style:parent-style-name="StrongEmphasis" style:family="text">
      <style:text-properties style:text-position="-33.3% 100%"/>
    </style:style>
    <style:style style:name="P32" style:parent-style-name="Standard" style:family="paragraph">
      <style:text-properties style:font-name="Ubuntu Condensed" fo:font-size="16pt" style:font-size-asian="16pt" style:font-size-complex="16pt"/>
    </style:style>
    <style:style style:name="P33" style:parent-style-name="Standard" style:family="paragraph">
      <style:text-properties style:font-name="Ubuntu Condensed" fo:font-size="16pt" style:font-size-asian="16pt" style:font-size-complex="16pt"/>
    </style:style>
    <style:style style:name="P34" style:parent-style-name="Standard" style:family="paragraph">
      <style:text-properties style:font-name="Ubuntu Condensed" fo:font-size="16pt" style:font-size-asian="16pt" style:font-size-complex="16pt"/>
    </style:style>
    <style:style style:name="P35" style:parent-style-name="Standard" style:family="paragraph">
      <style:text-properties style:font-name="Ubuntu Condensed" fo:font-size="16pt" style:font-size-asian="16pt" style:font-size-complex="16pt"/>
    </style:style>
    <style:style style:name="P36" style:parent-style-name="Standard" style:family="paragraph">
      <style:text-properties style:font-name="Ubuntu Condensed" fo:font-size="16pt" style:font-size-asian="16pt" style:font-size-complex="16pt"/>
    </style:style>
    <style:style style:name="P37" style:parent-style-name="Standard" style:family="paragraph">
      <style:text-properties style:font-name="Ubuntu Condensed" fo:font-size="16pt" style:font-size-asian="16pt" style:font-size-complex="16pt"/>
    </style:style>
    <style:style style:name="P38" style:parent-style-name="Standard" style:family="paragraph">
      <style:text-properties style:font-name="Ubuntu Condensed" fo:font-size="16pt" style:font-size-asian="16pt" style:font-size-complex="16pt"/>
    </style:style>
    <style:style style:name="P39" style:parent-style-name="Standard" style:family="paragraph">
      <style:text-properties style:font-name="Ubuntu Condensed" fo:font-size="16pt" style:font-size-asian="16pt" style:font-size-complex="16pt"/>
    </style:style>
    <style:style style:name="P40" style:parent-style-name="Standard" style:family="paragraph">
      <style:text-properties style:font-name="Ubuntu Condensed" fo:font-size="16pt" style:font-size-asian="16pt" style:font-size-complex="16pt"/>
    </style:style>
    <style:style style:name="P41" style:parent-style-name="Standard" style:family="paragraph">
      <style:text-properties style:font-name="Ubuntu Condensed" fo:font-size="16pt" style:font-size-asian="16pt" style:font-size-complex="16pt"/>
    </style:style>
    <style:style style:name="P42" style:parent-style-name="Standard" style:family="paragraph">
      <style:text-properties style:font-name="Ubuntu Condensed" fo:font-size="16pt" style:font-size-asian="16pt" style:font-size-complex="16pt"/>
    </style:style>
    <style:style style:name="P43" style:parent-style-name="Standard" style:family="paragraph">
      <style:text-properties style:font-name="Ubuntu Condensed" fo:font-size="16pt" style:font-size-asian="16pt" style:font-size-complex="16pt"/>
    </style:style>
    <style:style style:name="P44" style:parent-style-name="Standard" style:family="paragraph">
      <style:text-properties style:font-name="Ubuntu Condensed" fo:font-size="16pt" style:font-size-asian="16pt" style:font-size-complex="16pt"/>
    </style:style>
    <style:style style:name="P45" style:parent-style-name="Standard" style:family="paragraph">
      <style:text-properties style:font-name="Ubuntu Condensed" fo:font-size="16pt" style:font-size-asian="16pt" style:font-size-complex="16pt"/>
    </style:style>
    <style:style style:name="P46" style:parent-style-name="Standard" style:family="paragraph">
      <style:text-properties style:font-name="Ubuntu Condensed" fo:font-style="italic" style:font-style-asian="italic" style:font-style-complex="italic" fo:font-size="16pt" style:font-size-asian="16pt" style:font-size-complex="16pt"/>
    </style:style>
    <style:style style:name="P47" style:parent-style-name="Standard" style:family="paragraph">
      <style:text-properties style:font-name="Ubuntu Condensed" fo:font-style="italic" style:font-style-asian="italic" style:font-style-complex="italic" fo:font-size="16pt" style:font-size-asian="16pt" style:font-size-complex="16pt"/>
    </style:style>
    <style:style style:name="P48" style:parent-style-name="Standard" style:family="paragraph">
      <style:text-properties style:font-name="Ubuntu Condensed" fo:font-size="16pt" style:font-size-asian="16pt" style:font-size-complex="16pt"/>
    </style:style>
    <style:style style:name="P49" style:parent-style-name="Standard" style:family="paragraph">
      <style:text-properties style:font-name="Ubuntu Condensed" fo:font-size="16pt" style:font-size-asian="16pt" style:font-size-complex="16pt"/>
    </style:style>
    <style:style style:name="P50" style:parent-style-name="Standard" style:family="paragraph">
      <style:text-properties style:font-name="Ubuntu Condensed" fo:font-size="16pt" style:font-size-asian="16pt" style:font-size-complex="16pt"/>
    </style:style>
    <style:style style:name="P51" style:parent-style-name="Standard" style:family="paragraph">
      <style:text-properties style:font-name="Ubuntu Condensed" fo:font-size="16pt" style:font-size-asian="16pt" style:font-size-complex="16pt"/>
    </style:style>
    <style:style style:name="P52" style:parent-style-name="Standard" style:family="paragraph">
      <style:text-properties style:font-name="Ubuntu Condensed" fo:font-size="16pt" style:font-size-asian="16pt" style:font-size-complex="16pt"/>
    </style:style>
    <style:style style:name="P53" style:parent-style-name="Standard" style:family="paragraph">
      <style:text-properties style:font-name="Ubuntu Condensed" fo:font-size="16pt" style:font-size-asian="16pt" style:font-size-complex="16pt"/>
    </style:style>
    <style:style style:name="P54" style:parent-style-name="Standard" style:family="paragraph">
      <style:text-properties style:font-name="Ubuntu Condensed" fo:font-size="16pt" style:font-size-asian="16pt" style:font-size-complex="16pt"/>
    </style:style>
    <style:style style:name="T55" style:parent-style-name="DefaultParagraphFont" style:family="text">
      <style:text-properties style:font-name="Ubuntu Condensed" fo:font-size="16pt" style:font-size-asian="16pt" style:font-size-complex="16pt"/>
    </style:style>
    <style:style style:name="T56" style:parent-style-name="DefaultParagraphFont" style:family="text">
      <style:text-properties style:font-name="Ubuntu Condensed" style:text-position="sub 65.6%" fo:font-size="16pt" style:font-size-asian="16pt" style:font-size-complex="16pt"/>
    </style:style>
    <style:style style:name="T57" style:parent-style-name="DefaultParagraphFont" style:family="text">
      <style:text-properties style:font-name="Ubuntu Condensed" fo:font-size="16pt" style:font-size-asian="16pt" style:font-size-complex="16pt"/>
    </style:style>
    <style:style style:name="P58" style:parent-style-name="Standard" style:family="paragraph">
      <style:text-properties style:font-name="Ubuntu Condensed" fo:font-size="16pt" style:font-size-asian="16pt" style:font-size-complex="16pt"/>
    </style:style>
    <style:style style:name="T59" style:parent-style-name="DefaultParagraphFont" style:family="text">
      <style:text-properties style:font-name="Ubuntu Condensed" fo:font-size="16pt" style:font-size-asian="16pt" style:font-size-complex="16pt"/>
    </style:style>
    <style:style style:name="T60" style:parent-style-name="DefaultParagraphFont" style:family="text">
      <style:text-properties style:font-name="Ubuntu Condensed" style:text-position="sub 65.6%" fo:font-size="16pt" style:font-size-asian="16pt" style:font-size-complex="16pt"/>
    </style:style>
    <style:style style:name="T61" style:parent-style-name="DefaultParagraphFont" style:family="text">
      <style:text-properties style:font-name="Ubuntu Condensed" fo:font-size="16pt" style:font-size-asian="16pt" style:font-size-complex="16pt"/>
    </style:style>
    <style:style style:name="P62" style:parent-style-name="Standard" style:family="paragraph">
      <style:text-properties style:font-name="Ubuntu Condensed" fo:font-size="16pt" style:font-size-asian="16pt" style:font-size-complex="16pt"/>
    </style:style>
    <style:style style:name="P63" style:parent-style-name="Standard" style:family="paragraph">
      <style:text-properties style:font-name="Ubuntu Condensed" fo:font-size="16pt" style:font-size-asian="16pt" style:font-size-complex="16pt"/>
    </style:style>
    <style:style style:name="P64" style:parent-style-name="Standard" style:family="paragraph">
      <style:text-properties style:font-name="Ubuntu Condensed" fo:font-size="16pt" style:font-size-asian="16pt" style:font-size-complex="16pt"/>
    </style:style>
    <style:style style:name="P65" style:parent-style-name="Standard" style:family="paragraph">
      <style:text-properties style:font-name="Ubuntu Condensed" fo:font-size="16pt" style:font-size-asian="16pt" style:font-size-complex="16pt"/>
    </style:style>
    <style:style style:name="P66" style:parent-style-name="Standard" style:family="paragraph">
      <style:text-properties style:font-name="Ubuntu Condensed" fo:font-size="16pt" style:font-size-asian="16pt" style:font-size-complex="16pt"/>
    </style:style>
    <style:style style:name="P67" style:parent-style-name="Standard" style:family="paragraph">
      <style:text-properties style:font-name="Ubuntu Condensed" fo:font-size="16pt" style:font-size-asian="16pt" style:font-size-complex="16pt"/>
    </style:style>
    <style:style style:name="P68" style:parent-style-name="Standard" style:family="paragraph">
      <style:text-properties style:font-name="Ubuntu Condensed" fo:font-size="16pt" style:font-size-asian="16pt" style:font-size-complex="16pt"/>
    </style:style>
    <style:style style:name="P69" style:parent-style-name="Standard" style:family="paragraph">
      <style:text-properties style:font-name="Ubuntu Condensed" fo:font-size="16pt" style:font-size-asian="16pt" style:font-size-complex="16pt"/>
    </style:style>
    <style:style style:name="P70" style:parent-style-name="Standard" style:family="paragraph">
      <style:text-properties style:font-name="Ubuntu Condensed" fo:font-size="16pt" style:font-size-asian="16pt" style:font-size-complex="16pt"/>
    </style:style>
    <style:style style:name="P71" style:parent-style-name="Standard" style:family="paragraph">
      <style:text-properties style:font-name="Ubuntu Condensed" fo:font-size="16pt" style:font-size-asian="16pt" style:font-size-complex="16pt"/>
    </style:style>
    <style:style style:name="P72" style:parent-style-name="Standard" style:family="paragraph">
      <style:text-properties style:font-name="Ubuntu Condensed" fo:font-size="16pt" style:font-size-asian="16pt" style:font-size-complex="16pt"/>
    </style:style>
    <style:style style:name="P73" style:parent-style-name="Standard" style:family="paragraph">
      <style:text-properties style:font-name="Ubuntu Condensed" fo:font-size="16pt" style:font-size-asian="16pt" style:font-size-complex="16pt"/>
    </style:style>
    <style:style style:name="P74" style:parent-style-name="Standard" style:family="paragraph">
      <style:text-properties style:font-name="Ubuntu Condensed" fo:font-size="16pt" style:font-size-asian="16pt" style:font-size-complex="16pt"/>
    </style:style>
    <style:style style:name="P75" style:parent-style-name="Standard" style:family="paragraph">
      <style:text-properties style:font-name="Ubuntu Condensed" fo:font-size="16pt" style:font-size-asian="16pt" style:font-size-complex="16pt"/>
    </style:style>
    <style:style style:name="P76" style:parent-style-name="Standard" style:family="paragraph">
      <style:text-properties style:font-name="Ubuntu Condensed" fo:font-size="16pt" style:font-size-asian="16pt" style:font-size-complex="16pt"/>
    </style:style>
    <style:style style:name="P77" style:parent-style-name="Standard" style:family="paragraph">
      <style:text-properties style:font-name="Ubuntu Condensed" fo:font-size="16pt" style:font-size-asian="16pt" style:font-size-complex="16pt"/>
    </style:style>
    <style:style style:name="P78" style:parent-style-name="Standard" style:family="paragraph">
      <style:text-properties style:font-name="Ubuntu Condensed" fo:font-size="16pt" style:font-size-asian="16pt" style:font-size-complex="16pt"/>
    </style:style>
    <style:style style:name="P79" style:parent-style-name="Standard" style:family="paragraph">
      <style:text-properties style:font-name="Ubuntu Condensed" fo:font-size="16pt" style:font-size-asian="16pt" style:font-size-complex="16pt"/>
    </style:style>
    <style:style style:name="P80" style:parent-style-name="Standard" style:family="paragraph">
      <style:text-properties style:font-name="Ubuntu Condensed" fo:font-size="16pt" style:font-size-asian="16pt" style:font-size-complex="16pt"/>
    </style:style>
    <style:style style:name="P81" style:parent-style-name="Standard" style:family="paragraph">
      <style:text-properties style:font-name="Ubuntu Condensed" fo:font-size="16pt" style:font-size-asian="16pt" style:font-size-complex="16pt"/>
    </style:style>
    <style:style style:name="P82" style:parent-style-name="Standard" style:family="paragraph">
      <style:text-properties style:font-name="Ubuntu Condensed" fo:font-size="16pt" style:font-size-asian="16pt" style:font-size-complex="16pt"/>
    </style:style>
    <style:style style:name="P83" style:parent-style-name="Standard" style:family="paragraph">
      <style:text-properties style:font-name="Ubuntu Condensed" fo:font-size="16pt" style:font-size-asian="16pt" style:font-size-complex="16pt"/>
    </style:style>
    <style:style style:name="P84" style:parent-style-name="Standard" style:family="paragraph">
      <style:text-properties style:font-name="Ubuntu Condensed" fo:font-size="16pt" style:font-size-asian="16pt" style:font-size-complex="16pt"/>
    </style:style>
    <style:style style:name="P85" style:parent-style-name="Standard" style:family="paragraph">
      <style:text-properties style:font-name="Ubuntu Condensed" fo:font-size="16pt" style:font-size-asian="16pt" style:font-size-complex="16pt"/>
    </style:style>
    <style:style style:name="P86" style:parent-style-name="Standard" style:family="paragraph">
      <style:text-properties style:font-name="Ubuntu Condensed" fo:font-size="16pt" style:font-size-asian="16pt" style:font-size-complex="16pt"/>
    </style:style>
    <style:style style:name="P87" style:parent-style-name="Standard" style:family="paragraph">
      <style:text-properties style:font-name="Ubuntu Condensed" fo:font-size="16pt" style:font-size-asian="16pt" style:font-size-complex="16pt"/>
    </style:style>
    <style:style style:name="P88" style:parent-style-name="Standard" style:family="paragraph">
      <style:text-properties style:font-name="Ubuntu Condensed" fo:font-size="16pt" style:font-size-asian="16pt" style:font-size-complex="16pt"/>
    </style:style>
    <style:style style:name="P89" style:parent-style-name="Standard" style:family="paragraph">
      <style:text-properties style:font-name="Ubuntu Condensed" fo:font-size="16pt" style:font-size-asian="16pt" style:font-size-complex="16pt"/>
    </style:style>
    <style:style style:name="P90" style:parent-style-name="Standard" style:family="paragraph">
      <style:text-properties style:font-name="Ubuntu Condensed" fo:font-size="16pt" style:font-size-asian="16pt" style:font-size-complex="16pt"/>
    </style:style>
    <style:style style:name="P91" style:parent-style-name="Standard" style:family="paragraph">
      <style:text-properties style:font-name="Ubuntu Condensed" fo:font-size="16pt" style:font-size-asian="16pt" style:font-size-complex="16pt"/>
    </style:style>
    <style:style style:name="P92" style:parent-style-name="Standard" style:family="paragraph">
      <style:text-properties style:font-name="Ubuntu Condensed" fo:font-size="16pt" style:font-size-asian="16pt" style:font-size-complex="16pt"/>
    </style:style>
    <style:style style:name="P93" style:parent-style-name="Standard" style:family="paragraph">
      <style:text-properties style:font-name="Ubuntu Condensed" fo:font-size="16pt" style:font-size-asian="16pt" style:font-size-complex="16pt"/>
    </style:style>
    <style:style style:name="P94" style:parent-style-name="Standard" style:family="paragraph">
      <style:text-properties style:font-name="Ubuntu Condensed" fo:font-size="16pt" style:font-size-asian="16pt" style:font-size-complex="16pt"/>
    </style:style>
    <style:style style:name="P95" style:parent-style-name="Standard" style:family="paragraph">
      <style:text-properties style:font-name="Ubuntu Condensed" fo:font-size="16pt" style:font-size-asian="16pt" style:font-size-complex="16pt"/>
    </style:style>
    <style:style style:name="P96" style:parent-style-name="Standard" style:family="paragraph">
      <style:text-properties style:font-name="Ubuntu Condensed" fo:font-size="16pt" style:font-size-asian="16pt" style:font-size-complex="16pt"/>
    </style:style>
    <style:style style:name="P97" style:parent-style-name="Standard" style:family="paragraph">
      <style:text-properties style:font-name="Ubuntu Condensed" fo:font-size="16pt" style:font-size-asian="16pt" style:font-size-complex="16pt"/>
    </style:style>
    <style:style style:name="P98" style:parent-style-name="Standard" style:family="paragraph">
      <style:text-properties style:font-name="Ubuntu Condensed" fo:font-size="16pt" style:font-size-asian="16pt" style:font-size-complex="16pt"/>
    </style:style>
  </office:automatic-styles>
  <office:body>
    <office:text text:use-soft-page-breaks="true">
      <text:p text:style-name="P1">Background Research:</text:p>
      <text:p text:style-name="Textbody"/>
      <text:p text:style-name="Textbody">Each digit represents another power of the base. So think about base 10 numbers. Reading leftwards from the decimal, we have places that represent 10<text:span text:style-name="T2">0</text:span>, 10<text:span text:style-name="T3">1</text:span>, 10<text:span text:style-name="T4">2</text:span>, 10<text:span text:style-name="T5">3</text:span>, etc. You can see that 2007 is composed of 2 x 10<text:span text:style-name="T6">3 </text:span>+ 0 x 10<text:span text:style-name="T7">2 </text:span>+ 0 x 10<text:span text:style-name="T8">1 </text:span>+ 7 x 10<text:span text:style-name="T9">0</text:span>.</text:p>
      <text:p text:style-name="Textbody">Now let's think about base 8. If I have the base 8 number 370<text:span text:style-name="T10">8</text:span><text:s/>(we use a subscript after a number to show that it is to be interpreted in that base rather than the normal base 10) then I know that the places (again leftwards from the decimal) denote 8<text:span text:style-name="T11">0</text:span>, 8<text:span text:style-name="T12">1</text:span>, 8<text:span text:style-name="T13">2</text:span>, etc. So 370<text:span text:style-name="T14">8 </text:span>= 3 x 8<text:span text:style-name="T15">2</text:span> + 7  x 8<text:span text:style-name="T16">1</text:span> + 0 x 8<text:span text:style-name="T17">0</text:span>.</text:p>
      <text:p text:style-name="Textbody">When we multiply numbers in other bases, we can do it two ways:</text:p>
      <text:p text:style-name="Textbody"><text:span text:style-name="StrongEmphasis">First method</text:span>: Convert both numbers to base 10, multiply them normally, then convert that back to the desired base. This is usually preferable when multiplying numbers of different bases.</text:p>
      <text:p text:style-name="Textbody">Here's an example:<text:s/><text:span text:style-name="Emphasis">multiply 455</text:span><text:span text:style-name="T18">6</text:span><text:span text:style-name="Emphasis"><text:s/>by 705</text:span><text:span text:style-name="T19">9</text:span><text:span text:style-name="Emphasis"><text:s/>and express the product in base 4.</text:span></text:p>
      <text:list text:style-name="LFO1" text:continue-numbering="true">
        <text:list-item>
          <text:p text:style-name="P20">Convert to base 10:<text:s/><text:line-break/>     455<text:span text:style-name="T21">6</text:span><text:s/>= 4 x 6<text:span text:style-name="T22">2</text:span> + 5 x 6<text:span text:style-name="T23">1</text:span> + 5 x 6<text:span text:style-name="T24">0</text:span> = 144 + 30 + 5 = 179.<text:s/><text:line-break/>     705<text:span text:style-name="T25">9</text:span><text:s/>= 7 x 9<text:span text:style-name="T26">2</text:span><text:s/>+ 0 x 9<text:span text:style-name="T27">1</text:span><text:s/>+ 5 x 9<text:span text:style-name="T28">0</text:span><text:s/>= 567 + 5 = 572.</text:p>
        </text:list-item>
        <text:list-item>
          <text:p text:style-name="P29">Multiply normally:<text:line-break/>     179 x 572 = 102388.</text:p>
        </text:list-item>
        <text:list-item>
          <text:p text:style-name="P30">Convert to base 4:<text:line-break/>     102388 / 4 = 25597 remainder<text:s/><text:span text:style-name="StrongEmphasis">0</text:span>.<text:line-break/>     25597 / 4 = 6399 remander<text:s/><text:span text:style-name="StrongEmphasis">1</text:span>.<text:line-break/>     6399 / 4 = 1599 remainder<text:s/><text:span text:style-name="StrongEmphasis">3</text:span>.<text:s/><text:line-break/>     1599 / 4 = 399 remainder<text:s/><text:span text:style-name="StrongEmphasis">3</text:span>.<text:line-break/>     399 / 4 = 99 remainder<text:s/><text:span text:style-name="StrongEmphasis">3</text:span>.<text:line-break/>     99 / 4 = 24 remainder<text:s/><text:span text:style-name="StrongEmphasis">3</text:span>.<text:line-break/>     24 / 4 = 6 remainder<text:s/><text:span text:style-name="StrongEmphasis">0</text:span>.<text:line-break/>     6 / 4 = 1 remainder<text:s/><text:span text:style-name="StrongEmphasis">2</text:span>.<text:line-break/>     1 / 4 = 0 remainder<text:span text:style-name="StrongEmphasis"><text:s/>1</text:span>.<text:line-break/>     (reading the remainders backwards) this gives the final answer<text:s/><text:span text:style-name="StrongEmphasis">120333310</text:span><text:span text:style-name="T31">4</text:span>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Outline:</text:p>
      <text:p text:style-name="Standard"/>
      <text:p text:style-name="P32">Ask User For Base They Will Input + Store UserBase</text:p>
      <text:p text:style-name="P33"/>
      <text:p text:style-name="P34">Userbase must not be &lt; 2 or &gt;9</text:p>
      <text:p text:style-name="P35"/>
      <text:p text:style-name="P36">If a number entered has a digit&gt;Userbase Then Error</text:p>
      <text:p text:style-name="P37"/>
      <text:p text:style-name="P38">{</text:p>
      <text:p text:style-name="P39">Ask user for the first number + Store UsrNum1</text:p>
      <text:p text:style-name="P40">Ask user for second number + Store UsrNum2</text:p>
      <text:p text:style-name="P41">}</text:p>
      <text:p text:style-name="P42"/>
      <text:p text:style-name="P43">Error= Program starts again</text:p>
      <text:p text:style-name="P44"/>
      <text:p text:style-name="P45">Convert both UsrNum’s to Base 10</text:p>
      <text:p text:style-name="P46">For simplicity of debugging the conversion will be its own function</text:p>
      <text:p text:style-name="P47"/>
      <text:p text:style-name="P48">{</text:p>
      <text:p text:style-name="P49">Length of UsrNum fills an array BaseTenNumArray from 0 to 9 (400 fills 0,1,2)</text:p>
      <text:p text:style-name="P50"/>
      <text:p text:style-name="P51">Each cell is multiplied by UserBase to a power equal to</text:p>
      <text:p text:style-name="P52"/>
      <text:p text:style-name="P53">the length of BaseTenNumArray subtracting 1 from the length repeatedly for each</text:p>
      <text:p text:style-name="P54"/>
      <text:p text:style-name="Standard"><text:span text:style-name="T55"><text:s/>following digit. (123</text:span><text:span text:style-name="T56">10</text:span><text:span text:style-name="T57"><text:s/>is length 3 so 1x10^2, 2x10^1, 3x10^0)</text:span></text:p>
      <text:p text:style-name="P58"/>
      <text:p text:style-name="Standard"><text:span text:style-name="T59">Return the resulting integer UsrNum1/2</text:span><text:span text:style-name="T60">10 <text:s/></text:span><text:span text:style-name="T61">as UserNum_Bten_A/B</text:span></text:p>
      <text:p text:style-name="P62">}</text:p>
      <text:p text:style-name="P63"/>
      <text:p text:style-name="P64">Tell User the Base 10 conversion of their numbers and ask them to choose</text:p>
      <text:p text:style-name="P65"><text:s/></text:p>
      <text:p text:style-name="P66">an operation (+,-,*,/) for addition, subtraction, multiplication or division</text:p>
      <text:p text:style-name="P67"/>
      <text:p text:style-name="P68"/>
      <text:p text:style-name="P69"/>
      <text:p text:style-name="P70"/>
      <text:p text:style-name="P71"/>
      <text:p text:style-name="P72">Ask user for the operation input (+,-,/,*)<text:s/></text:p>
      <text:p text:style-name="P73"/>
      <text:p text:style-name="P74">ex. Case <text:s/>OperationChoice = * : UserNum_Bten_A*UserNum_Bten_B</text:p>
      <text:p text:style-name="P75"><text:tab/>store AnswerBten in array<text:tab/></text:p>
      <text:p text:style-name="P76"/>
      <text:p text:style-name="P77">Print “In Base Ten The Answer Is : ” AnswerBten</text:p>
      <text:p text:style-name="P78"/>
      <text:p text:style-name="P79">Convert Answer to UserBase</text:p>
      <text:p text:style-name="P80"/>
      <text:p text:style-name="P81">{</text:p>
      <text:p text:style-name="P82">For each cell in AnswerBten divide by Userbase with remainder</text:p>
      <text:p text:style-name="P83"/>
      <text:p text:style-name="P84">Cell now equals that remainder</text:p>
      <text:p text:style-name="P85"/>
      <text:p text:style-name="P86">Reverse the whole array and store as AnswerUserBase</text:p>
      <text:p text:style-name="P87"/>
      <text:p text:style-name="P88">Print “In Base “&gt;&gt; UserBase&gt;&gt; ” The Answer Is : “ &gt;&gt; Answer UserBase</text:p>
      <text:p text:style-name="P89">}</text:p>
      <text:p text:style-name="P90"/>
      <text:p text:style-name="P91">Offer to continue</text:p>
      <text:p text:style-name="P92"/>
      <text:p text:style-name="P93">yes= start from beginning</text:p>
      <text:p text:style-name="P94"/>
      <text:p text:style-name="P95">No = Exit</text:p>
      <text:p text:style-name="P96"/>
      <text:p text:style-name="P97"/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Ubuntu Condensed" svg:font-family="Ubuntu Condensed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 Harrington</dc:creator>
    <meta:creation-date>2018-11-07T19:07:00Z</meta:creation-date>
    <dc:date>2018-11-07T19:07:00Z</dc:date>
    <meta:print-date>2018-03-27T09:52:00Z</meta:print-date>
    <meta:template xlink:href="Normal.dotm" xlink:type="simple"/>
    <meta:editing-cycles>3</meta:editing-cycles>
    <meta:editing-duration>PT0S</meta:editing-duration>
    <meta:document-statistic meta:page-count="1" meta:paragraph-count="5" meta:word-count="424" meta:character-count="2838" meta:row-count="20" meta:non-whitespace-character-count="2419"/>
  </office:meta>
</office:document-meta>
</file>